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1324" calcext:value-type="float">
            <text:p>60.21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23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4848" calcext:value-type="float">
            <text:p>60.124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2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21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1112" calcext:value-type="float">
            <text:p>59.951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20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4056" calcext:value-type="float">
            <text:p>59.88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9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65184" calcext:value-type="float">
            <text:p>59.76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8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82888" calcext:value-type="float">
            <text:p>59.68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6-1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52992" calcext:value-type="float">
            <text:p>59.75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5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21344" calcext:value-type="float">
            <text:p>59.52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47608" calcext:value-type="float">
            <text:p>59.34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2-12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5312" calcext:value-type="float">
            <text:p>59.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2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5416" calcext:value-type="float">
            <text:p>59.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10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7504" calcext:value-type="float">
            <text:p>59.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9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25232" calcext:value-type="float">
            <text:p>58.62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9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29904" calcext:value-type="float">
            <text:p>59.42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8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8656" calcext:value-type="float">
            <text:p>58.5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7-03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09992" calcext:value-type="float">
            <text:p>58.60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6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3584" calcext:value-type="float">
            <text:p>58.39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5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68616" calcext:value-type="float">
            <text:p>58.26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112" calcext:value-type="float">
            <text:p>58.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3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964" calcext:value-type="float">
            <text:p>58.07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2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55456" calcext:value-type="float">
            <text:p>59.65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1304" calcext:value-type="float">
            <text:p>58.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200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9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8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08368" calcext:value-type="float">
            <text:p>57.80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7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7992" calcext:value-type="float">
            <text:p>57.84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6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5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4248" calcext:value-type="float">
            <text:p>57.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4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57008" calcext:value-type="float">
            <text:p>58.35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97928" calcext:value-type="float">
            <text:p>58.09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2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1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4624" calcext:value-type="float">
            <text:p>57.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90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60184" calcext:value-type="float">
            <text:p>57.86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3048" calcext:value-type="float">
            <text:p>57.15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8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13552" calcext:value-type="float">
            <text:p>56.613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7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5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6952" calcext:value-type="float">
            <text:p>57.1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3-03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78856" calcext:value-type="float">
            <text:p>56.3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2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56352" calcext:value-type="float">
            <text:p>56.156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64202</text:p>
          </table:table-cell>
          <table:table-cell office:value-type="string" calcext:value-type="string">
            <text:p>1981-06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75424" calcext:value-type="float">
            <text:p>57.87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